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27F04DA46F.png" manifest:media-type="image/png"/>
  <manifest:file-entry manifest:full-path="Pictures/1000000000000276000001170C811FD1.gif" manifest:media-type="image/gif"/>
  <manifest:file-entry manifest:full-path="Pictures/1000020100000325000002178A7D6B7F.png" manifest:media-type="image/png"/>
  <manifest:file-entry manifest:full-path="Pictures/1000000000000008000000089EFC5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Empty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43cm"/>
    </style:style>
    <style:style style:name="gr7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7.747cm" svg:x="4.556cm" svg:y="5.191cm"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2" draw:id="id2" draw:layer="layout" svg:width="4.09cm" svg:height="2.718cm" svg:x="5.673cm" svg:y="5.521cm">
          <draw:image xlink:href="Pictures/1000020100000325000002178A7D6B7F.png" xlink:type="simple" xlink:show="embed" xlink:actuate="onLoad">
            <text:p/>
          </draw:image>
        </draw:frame>
        <draw:frame draw:style-name="gr3" draw:text-style-name="P1" xml:id="id1" draw:id="id1" draw:layer="layout" svg:width="3.421cm" svg:height="2.81cm" svg:x="1.135cm" svg:y="1.492cm">
          <draw:image xlink:href="Pictures/1000000000000276000001170C811FD1.gif" xlink:type="simple" xlink:show="embed" xlink:actuate="onLoad">
            <text:p text:style-name="P1">CSV Source</text:p>
            <text:p text:style-name="P1"/>
          </draw:image>
        </draw:frame>
        <draw:custom-shape draw:style-name="gr4" draw:text-style-name="P1" xml:id="id3" draw:id="id3" draw:layer="layout" svg:width="2.286cm" svg:height="6.985cm" svg:x="14.462cm" svg:y="14.335cm">
          <text:p text:style-name="P1">AMQP</text:p>
          <text:p text:style-name="P1">RPC</text:p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556cm" svg:y1="2.897cm" svg:x2="5.673cm" svg:y2="6.88cm" draw:start-shape="id1" draw:start-glue-point="1" draw:end-shape="id2" draw:end-glue-point="3" svg:d="M4556 2897h563v3983h554" svg:viewBox="0 0 1118 3984">
          <text:p text:style-name="P1">Upload</text:p>
          <text:p text:style-name="P1"/>
        </draw:connector>
        <draw:frame draw:style-name="gr6" draw:layer="layout" svg:width="4.572cm" svg:height="1.673cm" svg:x="10.652cm" svg:y="5.191cm">
          <draw:text-box>
            <text:p>Web Application</text:p>
          </draw:text-box>
        </draw:frame>
        <draw:custom-shape draw:style-name="gr7" draw:text-style-name="P1" xml:id="id4" draw:id="id4" draw:layer="layout" svg:width="3.937cm" svg:height="4.064cm" svg:x="7.349cm" svg:y="20.686cm">
          <text:p text:style-name="P1">Translator</text:p>
          <text:p text:style-name="P1">(AMQP </text:p>
          <text:p text:style-name="P1">Consumer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605cm" svg:y1="21.32cm" svg:x2="11.286cm" svg:y2="22.718cm" draw:start-shape="id3" draw:start-glue-point="2" draw:end-shape="id4" draw:end-glue-point="1" svg:d="M15605 21320v1398h-4319" svg:viewBox="0 0 4320 1399">
          <text:p/>
        </draw:connector>
        <draw:custom-shape draw:style-name="gr9" draw:text-style-name="P1" xml:id="id6" draw:id="id6" draw:layer="layout" svg:width="5.207cm" svg:height="2.159cm" svg:x="6.715cm" svg:y="10.017cm">
          <text:p text:style-name="P1">AMQP Producer</text:p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4.191cm" svg:height="3.937cm" svg:x="15.986cm" svg:y="2.016cm">
          <text:p text:style-name="P2"><text:span text:style-name="T1">{</text:span></text:p>
          <text:p text:style-name="P2"><text:span text:style-name="T1"><text:s text:c="4"/></text:span><text:span text:style-name="T1">"sourcePosition":2,</text:span></text:p>
          <text:p text:style-name="P2"><text:span text:style-name="T1"><text:s text:c="4"/></text:span><text:span text:style-name="T1">"columnType":"DATA",</text:span></text:p>
          <text:p text:style-name="P2"><text:span text:style-name="T1"><text:s text:c="4"/></text:span><text:span text:style-name="T1">"valueMapping":{</text:span></text:p>
          <text:p text:style-name="P2"><text:span text:style-name="T1"><text:s text:c="10"/></text:span><text:span text:style-name="T1">"dataType":"NUMERIC",</text:span></text:p>
          <text:p text:style-name="P2"><text:span text:style-name="T1"><text:s text:c="10"/></text:span><text:span text:style-name="T1">"destinationColumn":"score",</text:span></text:p>
          <text:p text:style-name="P2"><text:span text:style-name="T1"><text:s text:c="10"/></text:span><text:span text:style-name="T1">"destinationPosition":2</text:span></text:p>
          <text:p text:style-name="P2"><text:span text:style-name="T1"><text:s text:c="4"/></text:span><text:span text:style-name="T1">},</text:span></text:p>
          <text:p text:style-name="P2"><text:span text:style-name="T1"><text:s text:c="4"/></text:span><text:span text:style-name="T1">"headerDestinationColumn":"subject",</text:span></text:p>
          <text:p text:style-name="P2"><text:span text:style-name="T1"><text:s text:c="4"/></text:span><text:span text:style-name="T1">"headerDestinationValue":"Science",</text:span></text:p>
          <text:p text:style-name="P2"><text:span text:style-name="T1"><text:s text:c="4"/></text:span><text:span text:style-name="T1">"headerDestinationPosition":1</text:span></text:p>
          <text:p text:style-name="P2"><text:span text:style-name="T1"><text:s text:c="2"/></text:span><text:span text:style-name="T1">}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8.081cm" svg:y1="2.016cm" svg:x2="7.718cm" svg:y2="5.521cm" draw:start-shape="id5" draw:start-glue-point="0" draw:end-shape="id2" svg:d="M18081 2016v-502h-10363v4007" svg:viewBox="0 0 10364 4008">
          <text:p text:style-name="P1">Import/Export Mapping</text:p>
          <text:p text:style-name="P1"/>
          <text:p text:style-name="P1"/>
          <text:p text:style-name="P1"/>
          <text:p text:style-name="P1"/>
        </draw:connector>
        <draw:connector draw:style-name="gr5" draw:text-style-name="P1" draw:layer="layout" svg:x1="11.922cm" svg:y1="11.096cm" svg:x2="15.605cm" svg:y2="14.335cm" draw:start-shape="id6" draw:start-glue-point="1" draw:end-shape="id3" draw:end-glue-point="0" svg:d="M11922 11096h3683v3239" svg:viewBox="0 0 3684 3240">
          <text:p text:style-name="P1"/>
        </draw:connector>
        <draw:custom-shape draw:style-name="gr4" draw:text-style-name="P1" xml:id="id7" draw:id="id7" draw:layer="layout" svg:width="2.286cm" svg:height="6.985cm" svg:x="2.27cm" svg:y="14.335cm">
          <text:p text:style-name="P1">AMQP</text:p>
          <text:p text:style-name="P1">Response</text:p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349cm" svg:y1="22.718cm" svg:x2="3.413cm" svg:y2="21.32cm" draw:start-shape="id4" draw:start-glue-point="3" draw:end-shape="id7" draw:end-glue-point="2" svg:d="M7349 22718h-3936v-1398" svg:viewBox="0 0 3937 1399">
          <text:p text:style-name="P1"/>
        </draw:connector>
        <draw:connector draw:style-name="gr5" draw:text-style-name="P1" draw:layer="layout" svg:x1="3.413cm" svg:y1="14.335cm" svg:x2="6.715cm" svg:y2="11.096cm" draw:start-shape="id7" draw:start-glue-point="0" draw:end-shape="id6" draw:end-glue-point="3" svg:d="M3413 14335v-3239h3302" svg:viewBox="0 0 3303 3240">
          <text:p text:style-name="P1"/>
        </draw:connector>
        <draw:frame draw:style-name="gr12" draw:text-style-name="P1" draw:layer="layout" svg:width="5.544cm" svg:height="2.054cm" svg:x="4.683cm" svg:y="14.589cm">
          <draw:text-box>
            <text:p text:style-name="P1">Translated Data +</text:p>
            <text:p text:style-name="P1">Error Report</text:p>
          </draw:text-box>
        </draw:frame>
        <draw:frame draw:style-name="gr13" draw:layer="layout" svg:width="4.807cm" svg:height="1.673cm" svg:x="16.783cm" svg:y="14.821cm">
          <draw:text-box>
            <text:p text:style-name="P1">Source CSV + </text:p>
            <text:p text:style-name="P1">Mapping JSON</text:p>
          </draw:text-box>
        </draw:frame>
        <draw:frame draw:style-name="gr3" draw:text-style-name="P1" xml:id="id8" draw:id="id8" draw:layer="layout" svg:width="3.937cm" svg:height="3.683cm" svg:x="15.986cm" svg:y="23.098cm">
          <draw:image xlink:href="Pictures/100002010000025800000227F04DA46F.png" xlink:type="simple" xlink:show="embed" xlink:actuate="onLoad">
            <text:p text:style-name="P1">Datastore</text:p>
          </draw:image>
        </draw:frame>
        <draw:connector draw:style-name="gr8" draw:text-style-name="P1" draw:layer="layout" svg:x1="9.317cm" svg:y1="24.75cm" svg:x2="15.986cm" svg:y2="24.939cm" draw:start-shape="id4" draw:start-glue-point="2" draw:end-shape="id8" draw:end-glue-point="3" svg:d="M9317 24750v501h4319v-312h2350" svg:viewBox="0 0 6670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5.5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3.5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fo:font-size="10pt" style:font-size-asian="10pt" style:font-size-complex="10pt"/>
    </style:style>
    <style:style style:name="Caption" style:family="graphic">
      <style:paragraph-properties fo:margin-top="0.374cm" fo:margin-bottom="0.374cm" style:text-autospace="none"/>
      <style:text-properties fo:font-size="10pt" fo:font-style="italic" style:font-size-asian="10pt" style:font-style-asian="italic" style:font-size-complex="10pt" style:font-style-complex="italic"/>
    </style:style>
    <style:style style:name="List" style:family="graphic">
      <style:paragraph-properties fo:margin-top="0cm" fo:margin-bottom="0.436cm" fo:line-height="120%" style:text-autospace="none"/>
      <style:text-properties fo:font-size="10pt" style:font-size-asian="10pt" style:font-size-complex="10pt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10:03:11.379259000</meta:creation-date>
    <dc:date>2014-07-02T09:51:58.213581000</dc:date>
    <meta:editing-duration>PT22H54M11S</meta:editing-duration>
    <meta:editing-cycles>3</meta:editing-cycles>
    <meta:generator>LibreOffice/4.2.5.2$MacOSX_X86_64 LibreOffice_project/61cb170a04bb1f12e77c884eab9192be736ec5f5</meta:generator>
    <meta:document-statistic meta:object-count="19"/>
  </office:meta>
</office:document-meta>
</file>